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font-name="DejaVu Sans" fo:font-size="12pt" officeooo:rsid="00103c8c" officeooo:paragraph-rsid="00103c8c" style:font-size-asian="12pt" style:font-size-complex="12pt"/>
    </style:style>
    <style:style style:name="P2" style:family="paragraph" style:parent-style-name="Standard">
      <style:text-properties style:font-name="DejaVu Sans" fo:font-size="12pt" officeooo:rsid="00118e5c" officeooo:paragraph-rsid="00118e5c" style:font-size-asian="12pt" style:font-size-complex="12pt"/>
    </style:style>
    <style:style style:name="P3" style:family="paragraph" style:parent-style-name="Standard">
      <style:text-properties style:font-name="DejaVu Sans" fo:font-size="12pt" officeooo:rsid="00128f9c" officeooo:paragraph-rsid="00128f9c" style:font-size-asian="12pt" style:font-size-complex="12pt"/>
    </style:style>
    <style:style style:name="P4" style:family="paragraph" style:parent-style-name="Standard">
      <style:paragraph-properties style:writing-mode="lr-tb"/>
      <style:text-properties style:font-name="DejaVu Sans" fo:font-size="12pt" style:font-size-asian="12pt" style:font-size-complex="12pt"/>
    </style:style>
    <style:style style:name="P5" style:family="paragraph" style:parent-style-name="Standard">
      <style:text-properties style:font-name="DejaVu Sans" fo:font-size="12pt" officeooo:rsid="00138716" officeooo:paragraph-rsid="00138716" style:font-size-asian="12pt" style:font-size-complex="12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9.75pt"/>
    </style:style>
    <style:style style:name="T4" style:family="text">
      <style:text-properties style:font-name="sans-serif" fo:font-size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eras</text:p>
      <text:p text:style-name="P1"/>
      <text:p text:style-name="P2">NavCam:</text:p>
      <text:p text:style-name="P2"/>
      <text:p text:style-name="P2">The Navigation Camera (Navcam) is a mast-mounted stereo pair of engineering cameras at 42.4 cm<text:line-break/>baseline separation with a spectral bandpass at approximately 275 nm (passing longer wavelengths).<text:line-break/>It will primarily be used for navigation purposes and general site characterization (360° panoramic<text:line-break/>images and targeted images of interest, including terrain not viewable by the Hazcams).</text:p>
      <text:p text:style-name="P2"/>
      <text:p text:style-name="P2">Table of nav cam cahracteristics</text:p>
      <text:p text:style-name="P2"/>
      <text:p text:style-name="P3">Mastam:</text:p>
      <text:p text:style-name="P3"/>
      <text:p text:style-name="P3">Mastcam-Z is comprised of a pair of color-capable zoomable, focusable stereo cameras (“eyes”)<text:line-break/>mounted on the rover’s Remote Sensing Mast (RSM). Each camera has identical zoom/focus<text:line-break/>capabilities and a different set of spectral filters. The CCDs consists of 1648 x 1200 pixels, where<text:line-break/>1600 x 1200 are photoactive pixels. These cameras are capable of video. They acquire color via<text:line-break/>Bayer-pattern filters on the CCD, but also have selectable filters for science/geology applications.<text:line-break/>For more details on how the Bayer pattern interacts with filters, </text:p>
      <text:p text:style-name="P3"/>
      <text:p text:style-name="P3">Tables for the characteristics of the cameras</text:p>
      <text:p text:style-name="P3"/>
      <text:p text:style-name="P3">Each Mastcam-Z camera has an 8-position filter wheel (Table 2-8). One of the positions per camera<text:line-break/>is a broadband filter for use with the RGB Bayer color capability of the CCD. Six of the remaining<text:line-break/>positions per camera provide color imaging capability in eleven unique wavelengths from 400 to<text:line-break/>1000 nm. One additional filter per camera has a neutral density coating to provide direct solar<text:line-break/>imaging capability in RGB (left eye) and 880 nm (right eye). The remaining six narrow-band filters<text:line-break/>are used for science multispectral imaging.<text:line-break/>Mastcam-Z multispectral, stereo, and panoramic images will use the RGB and narrow-band filters to<text:line-break/>provide detailed geologic and geographic information. These images will explore the morphology,</text:p>
      <text:p text:style-name="P4"><text:line-break/>topography, and geologic context along the rover's traverse in addition to constraining mineralogic,<text:line-break/>photometric, and physical properties of the surface. The images will target places exhibiting color<text:line-break/>variations, diagnostic morphologies, and potentially diverse chemistries and <text:soft-page-break/>lithologies. These<text:line-break/>images will monitor and characterize atmospheric and astronomical occurrences. In addition,<text:line-break/>Mastcam-Z images will provide context and key engineering information in support of the sample<text:line-break/>location, extraction, and caching, as well as documentation for driving, arm placement, and other<text:line-break/>rover operations decisions</text:p>
      <text:p text:style-name="P1"/>
      <text:p text:style-name="P1"/>
      <text:p text:style-name="P1"/>
      <text:p text:style-name="P1"/>
      <text:p text:style-name="P1"/>
      <text:p text:style-name="P1"/>
      <text:p text:style-name="P1">Methods</text:p>
      <text:p text:style-name="P1"/>
      <text:p text:style-name="P1">Calibrated vs Uncalibrated:</text:p>
      <text:p text:style-name="P1"/>
      <text:p text:style-name="P3">Mention the calibrated and the uncalibrated pipeline:</text:p>
      <text:p text:style-name="P3"/>
      <text:p text:style-name="P3"/>
      <text:p text:style-name="P1"/>
      <text:p text:style-name="P1"/>
      <text:p text:style-name="P1">Implementation</text:p>
      <text:p text:style-name="P1"/>
      <text:p text:style-name="P1">OpenCv</text:p>
      <text:p text:style-name="P1"/>
      <text:p text:style-name="P1">Matlab</text:p>
      <text:p text:style-name="P1"/>
      <text:p text:style-name="P1">Metashape</text:p>
      <text:p text:style-name="P1"/>
      <text:p text:style-name="P5">pipeline form metashape</text:p>
      <text:p text:style-name="P5"/>
      <text:p text:style-name="P5">working </text:p>
      <text:p text:style-name="P5"/>
      <text:p text:style-name="P5">Intrinsic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21:38:25.680328253</meta:creation-date>
    <dc:date>2022-07-12T23:20:43.649169089</dc:date>
    <meta:editing-duration>PT51M35S</meta:editing-duration>
    <meta:editing-cycles>1</meta:editing-cycles>
    <meta:document-statistic meta:table-count="0" meta:image-count="0" meta:object-count="0" meta:page-count="2" meta:paragraph-count="19" meta:word-count="365" meta:character-count="2519" meta:non-whitespace-character-count="2170"/>
    <meta:generator>LibreOffice/7.3.4.2$Linux_X86_64 LibreOffice_project/8cb1c265a8f71ce63e37a2ff337b4f2ebc525cbc</meta:generator>
  </office:meta>
</office:document-meta>
</file>